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1E51BA819C7270C8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font-size="7pt" officeooo:rsid="00075935" style:font-size-asian="6.09999990463257pt" style:font-size-complex="7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/text:p>
      <text:p text:style-name="P1">2. </text:p>
      <text:p text:style-name="P1">3. </text:p>
      <text:p text:style-name="P1">4. </text:p>
      <text:p text:style-name="P1"/>
      <text:p text:style-name="P1">5. </text:p>
      <text:p text:style-name="P1">6. </text:p>
      <text:p text:style-name="P1">7.</text:p>
      <text:p text:style-name="P1"/>
      <text:p text:style-name="P1">8. </text:p>
      <text:p text:style-name="P1">9.<text:span text:style-name="T3">puedo creer que estes <text:s/>a punto de obtener tu titulo de ciclo superior (o almenos eso)</text:span> </text:p>
      <text:p text:style-name="P1">10.</text:p>
      <text:p text:style-name="P1"/>
      <text:p text:style-name="P1">11. </text:p>
      <text:p text:style-name="P1">12. </text:p>
      <text:p text:style-name="P1">13. </text:p>
      <text:p text:style-name="P1">14. </text:p>
      <text:p text:style-name="P1"/>
      <text:p text:style-name="P1">15. </text:p>
      <text:p text:style-name="P1">16. </text:p>
      <text:p text:style-name="P1">17. </text:p>
      <text:p text:style-name="P1"/>
      <text:p text:style-name="P1">18. </text:p>
      <text:p text:style-name="P1">19. </text:p>
      <text:p text:style-name="P1">20. </text:p>
      <text:p text:style-name="P1"/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1.249cm" svg:width="20.241cm" style:rel-width="scale" svg:height="28.642cm" style:rel-height="scale" draw:z-index="0"><draw:image xlink:href="Pictures/1000000000000212000002EE1E51BA819C7270C8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47:00.246984349</dc:date>
    <meta:editing-cycles>15</meta:editing-cycles>
    <meta:editing-duration>PT35M20S</meta:editing-duration>
    <meta:document-statistic meta:table-count="0" meta:image-count="1" meta:object-count="0" meta:page-count="1" meta:paragraph-count="21" meta:word-count="36" meta:character-count="158" meta:non-whitespace-character-count="123"/>
    <meta:template xlink:type="simple" xlink:actuate="onRequest" xlink:title="" xlink:href="Normal.dotm"/>
  </office:meta>
</office:document-meta>
</file>